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ac7da" officeooo:paragraph-rsid="001ac7da" style:font-weight-asian="bold" style:font-weight-complex="bold"/>
    </style:style>
    <style:style style:name="P2" style:family="paragraph" style:parent-style-name="Standard">
      <style:text-properties style:font-name="Arial1" officeooo:rsid="00163fa9" officeooo:paragraph-rsid="00163fa9"/>
    </style:style>
    <style:style style:name="P3" style:family="paragraph" style:parent-style-name="Standard">
      <style:text-properties style:font-name="Arial1" fo:font-weight="bold" officeooo:rsid="00163fa9" officeooo:paragraph-rsid="00163fa9" style:font-weight-asian="bold" style:font-weight-complex="bold"/>
    </style:style>
    <style:style style:name="P4" style:family="paragraph" style:parent-style-name="Standard">
      <style:text-properties fo:color="#808080" loext:opacity="100%" style:font-name="Arial1" fo:font-style="italic" officeooo:rsid="00163fa9" officeooo:paragraph-rsid="00163fa9" style:font-style-asian="italic" style:font-style-complex="italic"/>
    </style:style>
    <style:style style:name="P5" style:family="paragraph" style:parent-style-name="Standard">
      <style:text-properties fo:color="#808080" loext:opacity="100%" style:font-name="Arial1" fo:font-style="italic" officeooo:rsid="00163fa9" officeooo:paragraph-rsid="001661ff" style:font-style-asian="italic" style:font-style-complex="italic"/>
    </style:style>
    <style:style style:name="P6" style:family="paragraph" style:parent-style-name="Standard">
      <style:text-properties fo:color="#000000" loext:opacity="100%" style:font-name="Arial1" fo:font-style="italic" fo:font-weight="bold" officeooo:rsid="001661ff" officeooo:paragraph-rsid="001661ff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808080" loext:opacity="100%" style:font-name="Arial1" fo:font-style="italic" officeooo:rsid="001661ff" officeooo:paragraph-rsid="001661ff" style:font-style-asian="italic" style:font-style-complex="italic"/>
    </style:style>
    <style:style style:name="P8" style:family="paragraph" style:parent-style-name="Standard">
      <style:text-properties fo:color="#808080" loext:opacity="100%" style:font-name="Arial1" fo:font-style="italic" officeooo:rsid="001831af" officeooo:paragraph-rsid="001831af" style:font-style-asian="italic" style:font-style-complex="italic"/>
    </style:style>
    <style:style style:name="P9" style:family="paragraph" style:parent-style-name="Standard">
      <style:text-properties fo:color="#000000" loext:opacity="100%" style:font-name="Arial1" fo:font-style="italic" fo:font-weight="bold" officeooo:rsid="001831af" officeooo:paragraph-rsid="001831af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63fa9" officeooo:paragraph-rsid="00163fa9"/>
    </style:style>
    <style:style style:name="T1" style:family="text">
      <style:text-properties officeooo:rsid="001661ff"/>
    </style:style>
    <style:style style:name="T2" style:family="text">
      <style:text-properties officeooo:rsid="001831af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</text:p>
      <text:p text:style-name="P2"/>
      <text:section text:style-name="Sect1" text:name="Sección1" text:protected="true">
        <text:p text:style-name="P2">Responde a las siguientes preguntas:</text:p>
        <text:p text:style-name="P2"/>
        <text:p text:style-name="P3">1. ¿Cuál es la función de la unidad central de proceso (CPU) de un ordenador?</text:p>
      </text:section>
      <text:p text:style-name="P4">RESPONDE A LA PREGUNTA AQUÍ</text:p>
      <text:p text:style-name="P2"/>
      <text:section text:style-name="Sect2" text:name="2" text:protected="true">
        <text:p text:style-name="P3">2. <text:span text:style-name="T1">Explica brevemente los distintos modelos de ciclos de vida del software.</text:span></text:p>
      </text:section>
      <text:p text:style-name="P5">RESPONDE A LA PREGUNTA AQUÍ</text:p>
      <text:p text:style-name="P5"/>
      <text:section text:style-name="Sect2" text:name="3" text:protected="true">
        <text:p text:style-name="P6">3. Explica brevemente las diferencia entre código fuente, código objeto y código máquina.</text:p>
      </text:section>
      <text:p text:style-name="P7">RESPONDE A LA PREGUNTA AQUÍ</text:p>
      <text:p text:style-name="P7"/>
      <text:section text:style-name="Sect2" text:name="4" text:protected="true">
        <text:p text:style-name="P6">4. Explica <text:span text:style-name="T2">como se clasifican los lenguajes de programación.</text:span></text:p>
      </text:section>
      <text:p text:style-name="P8">RESPONDE A LA PREGUNTA AQUÍ</text:p>
      <text:p text:style-name="P8"/>
      <text:section text:style-name="Sect2" text:name="5" text:protected="true">
        <text:p text:style-name="P9">5. Explica brevemente que son las herramientas CASE y como se clasifican.</text:p>
      </text:section>
      <text:p text:style-name="P8">RESPONDE A LA PREGUNTA AQUÍ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9T13:18:08.480687300</meta:creation-date>
    <dc:date>2025-05-19T19:10:39.626600400</dc:date>
    <meta:editing-duration>PT16M52S</meta:editing-duration>
    <meta:editing-cycles>3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2" meta:word-count="92" meta:character-count="553" meta:non-whitespace-character-count="472"/>
  </office:meta>
</office:document-meta>
</file>